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400000166D045BBC758BD006D.png" manifest:media-type="image/png"/>
  <manifest:file-entry manifest:full-path="Pictures/1000020100000100000001007655ECCD5650DD1C.png" manifest:media-type="image/png"/>
  <manifest:file-entry manifest:full-path="Pictures/10000201000001E0000001E04292AF108A6966DC.png" manifest:media-type="image/png"/>
  <manifest:file-entry manifest:full-path="Pictures/10000201000001E0000001E012FE84F30D0B774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lam" svg:font-family="Kal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-color="#eeeeee" draw:textarea-horizontal-align="justify" draw:textarea-vertical-align="middle" draw:auto-grow-height="false" fo:min-height="10.926cm" fo:min-width="11.184cm"/>
    </style:style>
    <style:style style:name="gr2" style:family="graphic" style:parent-style-name="standard">
      <style:graphic-properties draw:textarea-horizontal-align="justify" draw:textarea-vertical-align="middle" draw:auto-grow-height="false" fo:min-height="7.624cm" fo:min-width="4.58cm"/>
    </style:style>
    <style:style style:name="gr3" style:family="graphic" style:parent-style-name="standard">
      <style:graphic-properties svg:stroke-color="#666666" draw:fill-color="#eeeeee" draw:textarea-horizontal-align="justify" draw:textarea-vertical-align="middle" draw:auto-grow-height="false" fo:min-height="10.926cm" fo:min-width="9.40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ff9900" draw:textarea-horizontal-align="justify" draw:textarea-vertical-align="middle" draw:auto-grow-height="false" fo:min-height="6.1cm" fo:min-width="2.086cm"/>
    </style:style>
    <style:style style:name="gr6" style:family="graphic" style:parent-style-name="standard">
      <style:graphic-properties draw:textarea-horizontal-align="justify" draw:textarea-vertical-align="middle" draw:auto-grow-height="false" fo:min-height="3.052cm" fo:min-width="6.612cm"/>
    </style:style>
    <style:style style:name="gr7" style:family="graphic" style:parent-style-name="standard">
      <style:graphic-properties draw:textarea-horizontal-align="justify" draw:textarea-vertical-align="middle" draw:auto-grow-height="false" fo:min-height="1.782cm" fo:min-width="10.168cm"/>
    </style:style>
    <style:style style:name="gr8" style:family="graphic" style:parent-style-name="objectwithoutfill">
      <style:graphic-properties svg:stroke-color="#3465a4" draw:fill="none" draw:fill-color="#0084d1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808080" draw:fill-color="#b2b2b2" draw:textarea-horizontal-align="justify" draw:textarea-vertical-align="middle" draw:auto-grow-height="false" fo:min-height="0.512cm" fo:min-width="5.088cm"/>
    </style:style>
    <style:style style:name="gr11" style:family="graphic" style:parent-style-name="standard">
      <style:graphic-properties svg:stroke-color="#808080" draw:fill-color="#b2b2b2" draw:textarea-horizontal-align="justify" draw:textarea-vertical-align="middle" draw:auto-grow-height="false" fo:min-height="0.512cm" fo:min-width="2.294cm"/>
    </style:style>
    <style:style style:name="gr12" style:family="graphic" style:parent-style-name="standard">
      <style:graphic-properties draw:textarea-horizontal-align="justify" draw:textarea-vertical-align="middle" draw:auto-grow-height="false" fo:min-height="6.1cm" fo:min-width="1.99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</style:style>
    <style:style style:name="gr15" style:family="graphic" style:parent-style-name="standard">
      <style:graphic-properties draw:stroke="none" svg:stroke-color="#000000" draw:fill="none" draw:fill-color="#ff3333" draw:textarea-horizontal-align="left" draw:auto-grow-height="true" draw:auto-grow-width="true" fo:min-height="0cm" fo:min-width="0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0084d1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style:text-properties fo:color="#336600" style:font-name="Kalam"/>
    </style:style>
    <style:style style:name="P9" style:family="paragraph">
      <loext:graphic-properties draw:fill="none" draw:fill-color="#ffffff"/>
      <style:text-properties fo:color="#336600" style:font-name="Kalam"/>
    </style:style>
    <style:style style:name="P10" style:family="paragraph">
      <style:text-properties fo:color="#cc0000"/>
    </style:style>
    <style:style style:name="P11" style:family="paragraph">
      <loext:graphic-properties draw:fill="none" draw:fill-color="#ff3333"/>
      <style:text-properties fo:color="#cc0000" style:font-name="Kalam"/>
    </style:style>
    <style:style style:name="P12" style:family="paragraph">
      <style:text-properties fo:color="#660066" style:font-name="Kalam"/>
    </style:style>
    <style:style style:name="P13" style:family="paragraph">
      <loext:graphic-properties draw:fill="none" draw:fill-color="#ffffff"/>
      <style:text-properties fo:color="#660066" style:font-name="Kalam"/>
    </style:style>
    <style:style style:name="P14" style:family="paragraph">
      <loext:graphic-properties draw:fill-color="#ffffff"/>
    </style:style>
    <style:style style:name="T1" style:family="text">
      <style:text-properties fo:color="#336600"/>
    </style:style>
    <style:style style:name="T2" style:family="text">
      <style:text-properties fo:color="#cc0000" style:font-name="Kalam"/>
    </style:style>
    <style:style style:name="T3" style:family="text">
      <style:text-properties fo:color="#6600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684cm" svg:height="11.176cm" svg:x="14.478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7.874cm" svg:x="15.032cm" svg:y="2.03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9"/>work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5" draw:id="id15" draw:layer="layout" svg:width="9.906cm" svg:height="11.176cm" svg:x="2.54cm" svg:y="1.778cm">
          <draw:glue-point draw:id="4" svg:x="3.205cm" svg:y="4.545cm"/>
          <text:p/>
          <draw:enhanced-geometry svg:viewBox="0 0 21600 21600" draw:type="rectangle" draw:enhanced-path="M 0 0 L 21600 0 21600 21600 0 21600 0 0 Z N"/>
        </draw:custom-shape>
        <draw:frame draw:style-name="gr4" draw:text-style-name="P2" xml:id="id2" draw:id="id2" draw:layer="layout" svg:width="2.002cm" svg:height="2.002cm" svg:x="2.794cm" svg:y="6.126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xml:id="id1" draw:id="id1" draw:layer="layout" svg:width="2.002cm" svg:height="2.002cm" svg:x="2.794cm" svg:y="2.032cm">
          <draw:image xlink:href="Pictures/10000201000001E0000001E012FE84F30D0B774A.png" xlink:type="simple" xlink:show="embed" xlink:actuate="onLoad">
            <text:p/>
          </draw:image>
        </draw:frame>
        <draw:frame draw:style-name="gr4" draw:text-style-name="P2" draw:layer="layout" svg:width="1.692cm" svg:height="1.692cm" svg:x="0.848cm" svg:y="11.262cm">
          <draw:image xlink:href="Pictures/1000020100000100000001007655ECCD5650DD1C.png" xlink:type="simple" xlink:show="embed" xlink:actuate="onLoad">
            <text:p/>
          </draw:image>
        </draw:frame>
        <draw:frame draw:style-name="gr4" draw:text-style-name="P2" xml:id="id5" draw:id="id5" draw:layer="layout" svg:width="2.002cm" svg:height="2.002cm" svg:x="6.873cm" svg:y="2.032cm">
          <draw:image xlink:href="Pictures/10000201000001E0000001E012FE84F30D0B774A.png" xlink:type="simple" xlink:show="embed" xlink:actuate="onLoad">
            <text:p/>
          </draw:image>
        </draw:frame>
        <draw:frame draw:style-name="gr4" draw:text-style-name="P2" xml:id="id3" draw:id="id3" draw:layer="layout" svg:width="2.002cm" svg:height="2.002cm" svg:x="4.856cm" svg:y="2.032cm">
          <draw:image xlink:href="Pictures/10000201000001E0000001E012FE84F30D0B774A.png" xlink:type="simple" xlink:show="embed" xlink:actuate="onLoad">
            <text:p/>
          </draw:image>
        </draw:frame>
        <draw:frame draw:style-name="gr4" draw:text-style-name="P2" xml:id="id4" draw:id="id4" draw:layer="layout" svg:width="2.002cm" svg:height="2.002cm" svg:x="4.856cm" svg:y="6.126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xml:id="id6" draw:id="id6" draw:layer="layout" svg:width="2.002cm" svg:height="2.002cm" svg:x="6.873cm" svg:y="6.126cm">
          <draw:image xlink:href="Pictures/10000201000001E0000001E04292AF108A6966DC.png" xlink:type="simple" xlink:show="embed" xlink:actuate="onLoad">
            <text:p/>
          </draw:image>
        </draw:frame>
        <draw:custom-shape draw:style-name="gr5" draw:text-style-name="P3" draw:layer="layout" svg:width="2.586cm" svg:height="6.35cm" svg:x="17.526cm" svg:y="2.03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Enclave</text:p>
          <draw:enhanced-geometry svg:viewBox="0 0 21600 21600" draw:type="rectangle" draw:enhanced-path="M 0 0 L 21600 0 21600 21600 0 21600 0 0 Z N"/>
        </draw:custom-shape>
        <draw:frame draw:style-name="gr4" draw:text-style-name="P2" xml:id="id10" draw:id="id10" draw:layer="layout" svg:width="2.002cm" svg:height="2.002cm" svg:x="2.794cm" svg:y="8.928cm">
          <draw:image xlink:href="Pictures/10000201000001E0000001E012FE84F30D0B774A.png" xlink:type="simple" xlink:show="embed" xlink:actuate="onLoad">
            <text:p/>
          </draw:image>
        </draw:frame>
        <draw:custom-shape draw:style-name="gr6" draw:text-style-name="P2" draw:layer="layout" svg:width="7.112cm" svg:height="3.302cm" svg:x="5.08cm" svg:y="9.144cm">
          <text:p text:style-name="P2"/>
          <text:p text:style-name="P2"/>
          <text:p text:style-name="P2"/>
          <text:p text:style-name="P4">client (unmodified)</text:p>
          <draw:enhanced-geometry svg:viewBox="0 0 21600 21600" draw:type="rectangle" draw:enhanced-path="M 0 0 L 21600 0 21600 21600 0 21600 0 0 Z N"/>
        </draw:custom-shape>
        <draw:frame draw:style-name="gr4" draw:text-style-name="P2" xml:id="id9" draw:id="id9" draw:layer="layout" svg:width="0.986cm" svg:height="0.986cm" svg:x="7.112cm" svg:y="9.398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draw:layer="layout" svg:width="0.986cm" svg:height="0.986cm" svg:x="7.396cm" svg:y="9.649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draw:layer="layout" svg:width="0.986cm" svg:height="0.986cm" svg:x="7.62cm" svg:y="9.906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xml:id="id11" draw:id="id11" draw:layer="layout" svg:width="0.983cm" svg:height="0.983cm" svg:x="5.688cm" svg:y="9.431cm">
          <draw:image xlink:href="Pictures/10000201000001E0000001E012FE84F30D0B774A.png" xlink:type="simple" xlink:show="embed" xlink:actuate="onLoad">
            <text:p/>
          </draw:image>
        </draw:frame>
        <draw:custom-shape draw:style-name="gr7" draw:text-style-name="P2" xml:id="id14" draw:id="id14" draw:layer="layout" svg:width="10.668cm" svg:height="2.032cm" svg:x="14.986cm" svg:y="10.414cm">
          <draw:glue-point draw:id="4" svg:x="2.38cm" svg:y="5cm"/>
          <draw:glue-point draw:id="5" svg:x="-2.619cm" svg:y="5cm"/>
          <text:p text:style-name="P2"/>
          <text:p text:style-name="P2"><text:s text:c="15"/>master (unmodified)</text:p>
          <draw:enhanced-geometry svg:viewBox="0 0 21600 21600" draw:type="rectangle" draw:enhanced-path="M 0 0 L 21600 0 21600 21600 0 21600 0 0 Z N"/>
        </draw:custom-shape>
        <draw:frame draw:style-name="gr4" draw:text-style-name="P2" xml:id="id8" draw:id="id8" draw:layer="layout" svg:width="2.002cm" svg:height="2.002cm" svg:x="9.794cm" svg:y="2.032cm">
          <draw:image xlink:href="Pictures/10000201000001E0000001E012FE84F30D0B774A.png" xlink:type="simple" xlink:show="embed" xlink:actuate="onLoad">
            <text:p/>
          </draw:image>
        </draw:frame>
        <draw:frame draw:style-name="gr4" draw:text-style-name="P2" xml:id="id7" draw:id="id7" draw:layer="layout" svg:width="2.002cm" svg:height="2.002cm" svg:x="9.794cm" svg:y="6.126cm">
          <draw:image xlink:href="Pictures/10000201000001E0000001E04292AF108A6966DC.png" xlink:type="simple" xlink:show="embed" xlink:actuate="onLoad">
            <text:p/>
          </draw:image>
        </draw:frame>
        <draw:line draw:style-name="gr8" draw:text-style-name="P5" draw:layer="layout" svg:x1="8.89cm" svg:y1="9.144cm" svg:x2="8.89cm" svg:y2="11.43cm">
          <text:p/>
        </draw:line>
        <draw:connector draw:style-name="gr9" draw:text-style-name="P6" draw:layer="layout" svg:x1="3.795cm" svg:y1="4.034cm" svg:x2="3.795cm" svg:y2="6.126cm" draw:start-shape="id1" draw:start-glue-point="2" draw:end-shape="id2" svg:d="M3795 4034v2092" svg:viewBox="0 0 1 2093">
          <text:p/>
        </draw:connector>
        <draw:connector draw:style-name="gr9" draw:text-style-name="P6" draw:layer="layout" svg:x1="5.857cm" svg:y1="4.034cm" svg:x2="5.857cm" svg:y2="6.126cm" draw:start-shape="id3" draw:start-glue-point="2" draw:end-shape="id4" svg:d="M5857 4034v2092" svg:viewBox="0 0 1 2093">
          <text:p/>
        </draw:connector>
        <draw:connector draw:style-name="gr9" draw:text-style-name="P6" draw:layer="layout" svg:x1="7.874cm" svg:y1="4.034cm" svg:x2="7.874cm" svg:y2="6.126cm" draw:start-shape="id5" draw:start-glue-point="2" draw:end-shape="id6" svg:d="M7874 4034v2092" svg:viewBox="0 0 1 2093">
          <text:p/>
        </draw:connector>
        <draw:connector draw:style-name="gr9" draw:text-style-name="P6" draw:layer="layout" svg:x1="10.795cm" svg:y1="6.126cm" svg:x2="10.795cm" svg:y2="4.034cm" draw:start-shape="id7" draw:start-glue-point="0" draw:end-shape="id8" draw:end-glue-point="2" svg:d="M10795 6126v-2092" svg:viewBox="0 0 1 2093">
          <text:p/>
        </draw:connector>
        <draw:connector draw:style-name="gr9" draw:text-style-name="P6" draw:layer="layout" draw:type="line" svg:x1="3.795cm" svg:y1="8.128cm" svg:x2="7.605cm" svg:y2="9.398cm" draw:start-shape="id2" draw:start-glue-point="2" draw:end-shape="id9" draw:end-glue-point="0" svg:d="M3795 8128l3810 1270" svg:viewBox="0 0 3811 1271">
          <text:p/>
        </draw:connector>
        <draw:connector draw:style-name="gr9" draw:text-style-name="P6" draw:layer="layout" draw:type="line" svg:x1="5.857cm" svg:y1="8.128cm" svg:x2="7.605cm" svg:y2="9.398cm" draw:start-shape="id4" draw:start-glue-point="2" draw:end-shape="id9" draw:end-glue-point="0" svg:d="M5857 8128l1748 1270" svg:viewBox="0 0 1749 1271">
          <text:p/>
        </draw:connector>
        <draw:connector draw:style-name="gr9" draw:text-style-name="P6" draw:layer="layout" draw:type="line" svg:x1="7.874cm" svg:y1="8.128cm" svg:x2="7.605cm" svg:y2="9.398cm" draw:start-shape="id6" draw:start-glue-point="2" draw:end-shape="id9" draw:end-glue-point="0" svg:d="M7874 8128l-269 1270" svg:viewBox="0 0 270 1271">
          <text:p/>
        </draw:connector>
        <draw:connector draw:style-name="gr9" draw:text-style-name="P6" draw:layer="layout" draw:type="line" svg:x1="4.796cm" svg:y1="9.929cm" svg:x2="5.688cm" svg:y2="9.922cm" draw:start-shape="id10" draw:start-glue-point="1" draw:end-shape="id11" draw:end-glue-point="3" svg:d="M4796 9929l892-7" svg:viewBox="0 0 893 8">
          <text:p/>
        </draw:connector>
        <draw:custom-shape draw:style-name="gr10" draw:text-style-name="P7" draw:layer="layout" svg:width="5.588cm" svg:height="0.762cm" svg:x="3.048cm" svg:y="4.572cm">
          <text:p text:style-name="P2">Encrypt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2.794cm" svg:height="0.762cm" svg:x="9.398cm" svg:y="4.572cm">
          <text:p text:style-name="P2">Decrypt</text:p>
          <draw:enhanced-geometry svg:viewBox="0 0 21600 21600" draw:mirror-horizontal="true" draw:type="rectangle" draw:enhanced-path="M 0 0 L 21600 0 21600 21600 0 21600 0 0 Z N"/>
        </draw:custom-shape>
        <draw:frame draw:style-name="gr4" draw:text-style-name="P2" xml:id="id12" draw:id="id12" draw:layer="layout" svg:width="0.986cm" svg:height="0.986cm" svg:x="10.302cm" svg:y="9.682cm">
          <draw:image xlink:href="Pictures/10000201000001E0000001E04292AF108A6966DC.png" xlink:type="simple" xlink:show="embed" xlink:actuate="onLoad">
            <text:p/>
          </draw:image>
        </draw:frame>
        <draw:connector draw:style-name="gr9" draw:text-style-name="P6" draw:layer="layout" svg:x1="10.795cm" svg:y1="9.682cm" svg:x2="10.795cm" svg:y2="8.128cm" draw:start-shape="id12" draw:start-glue-point="0" draw:end-shape="id7" svg:d="M10795 9682v-1554" svg:viewBox="0 0 1 1555">
          <text:p/>
        </draw:connector>
        <draw:custom-shape draw:style-name="gr12" draw:text-style-name="P2" draw:layer="layout" svg:width="2.494cm" svg:height="6.35cm" svg:x="15.032cm" svg:y="2.03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Outsid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78cm" svg:height="1.097cm" svg:x="15.594cm" svg:y="8.636cm">
          <draw:image xlink:href="Pictures/100002010000024400000166D045BBC758BD006D.png" xlink:type="simple" xlink:show="embed" xlink:actuate="onLoad">
            <text:p/>
          </draw:image>
        </draw:frame>
        <draw:frame draw:style-name="gr4" draw:text-style-name="P2" xml:id="id13" draw:id="id13" draw:layer="layout" svg:width="1.778cm" svg:height="1.097cm" svg:x="5.08cm" svg:y="11.349cm">
          <draw:image xlink:href="Pictures/100002010000024400000166D045BBC758BD006D.png" xlink:type="simple" xlink:show="embed" xlink:actuate="onLoad">
            <text:p/>
          </draw:image>
        </draw:frame>
        <draw:frame draw:style-name="gr4" draw:text-style-name="P2" draw:layer="layout" svg:width="1.778cm" svg:height="1.097cm" svg:x="17.018cm" svg:y="11.241cm">
          <draw:image xlink:href="Pictures/100002010000024400000166D045BBC758BD006D.png" xlink:type="simple" xlink:show="embed" xlink:actuate="onLoad">
            <text:p/>
          </draw:image>
        </draw:frame>
        <draw:custom-shape draw:style-name="gr2" draw:text-style-name="P2" draw:layer="layout" svg:width="5.08cm" svg:height="7.874cm" svg:x="20.574cm" svg:y="2.03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<text:s text:c="9"/>worke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86cm" svg:height="6.35cm" svg:x="23.068cm" svg:y="2.03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Enclav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494cm" svg:height="6.35cm" svg:x="20.574cm" svg:y="2.032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>Outsid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778cm" svg:height="1.097cm" svg:x="21.136cm" svg:y="8.636cm">
          <draw:image xlink:href="Pictures/100002010000024400000166D045BBC758BD006D.png" xlink:type="simple" xlink:show="embed" xlink:actuate="onLoad">
            <text:p/>
          </draw:image>
        </draw:frame>
        <draw:frame draw:style-name="gr4" draw:text-style-name="P2" draw:layer="layout" svg:width="0.986cm" svg:height="0.986cm" svg:x="15.786cm" svg:y="5.869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draw:layer="layout" svg:width="0.986cm" svg:height="0.986cm" svg:x="21.328cm" svg:y="5.869cm">
          <draw:image xlink:href="Pictures/10000201000001E0000001E04292AF108A6966DC.png" xlink:type="simple" xlink:show="embed" xlink:actuate="onLoad">
            <text:p/>
          </draw:image>
        </draw:frame>
        <draw:frame draw:style-name="gr4" draw:text-style-name="P2" draw:layer="layout" svg:width="0.983cm" svg:height="0.983cm" svg:x="23.87cm" svg:y="5.871cm">
          <draw:image xlink:href="Pictures/10000201000001E0000001E012FE84F30D0B774A.png" xlink:type="simple" xlink:show="embed" xlink:actuate="onLoad">
            <text:p/>
          </draw:image>
        </draw:frame>
        <draw:frame draw:style-name="gr4" draw:text-style-name="P2" draw:layer="layout" svg:width="0.983cm" svg:height="0.983cm" svg:x="18.328cm" svg:y="5.871cm">
          <draw:image xlink:href="Pictures/10000201000001E0000001E012FE84F30D0B774A.png" xlink:type="simple" xlink:show="embed" xlink:actuate="onLoad">
            <text:p/>
          </draw:image>
        </draw:frame>
        <draw:connector draw:style-name="gr9" draw:text-style-name="P6" draw:layer="layout" draw:line-skew="1.531cm" svg:x1="5.969cm" svg:y1="12.446cm" svg:x2="22.858cm" svg:y2="12.446cm" draw:start-shape="id13" draw:end-shape="id14" draw:end-glue-point="4" svg:d="M5969 12446v2032h16889v-2032" svg:viewBox="0 0 16890 2033">
          <text:p/>
        </draw:connector>
        <draw:connector draw:style-name="gr9" draw:text-style-name="P6" draw:layer="layout" svg:x1="17.527cm" svg:y1="12.446cm" svg:x2="10.667cm" svg:y2="12.445cm" draw:start-shape="id14" draw:start-glue-point="5" draw:end-shape="id15" draw:end-glue-point="4" svg:d="M17527 12446v1009h-6860v-1010" svg:viewBox="0 0 6861 1011">
          <text:p/>
        </draw:connector>
        <draw:frame draw:style-name="gr13" draw:text-style-name="P9" draw:layer="layout" svg:width="1.192cm" svg:height="1.263cm" svg:x="3.302cm" svg:y="2.039cm">
          <draw:text-box>
            <text:p text:style-name="P8"><text:span text:style-name="T1">in1</text:span></text:p>
          </draw:text-box>
        </draw:frame>
        <draw:frame draw:style-name="gr14" draw:text-style-name="P9" draw:layer="layout" svg:width="1.361cm" svg:height="1.263cm" svg:x="5.243cm" svg:y="2.039cm">
          <draw:text-box>
            <text:p text:style-name="P8"><text:span text:style-name="T1">in2</text:span></text:p>
          </draw:text-box>
        </draw:frame>
        <draw:frame draw:style-name="gr13" draw:text-style-name="P9" draw:layer="layout" svg:width="1.357cm" svg:height="1.263cm" svg:x="7.279cm" svg:y="2.039cm">
          <draw:text-box>
            <text:p text:style-name="P8"><text:span text:style-name="T1">in3</text:span></text:p>
          </draw:text-box>
        </draw:frame>
        <draw:frame draw:style-name="gr15" draw:text-style-name="P11" draw:layer="layout" svg:width="1.421cm" svg:height="1.263cm" svg:x="3.151cm" svg:y="8.944cm">
          <draw:text-box>
            <text:p text:style-name="P10"><text:span text:style-name="T2">Job</text:span></text:p>
          </draw:text-box>
        </draw:frame>
        <draw:frame draw:style-name="gr13" draw:text-style-name="P9" draw:layer="layout" svg:width="1.192cm" svg:height="1.263cm" svg:x="3.302cm" svg:y="6.14cm">
          <draw:text-box>
            <text:p text:style-name="P8"><text:span text:style-name="T1">in1</text:span></text:p>
          </draw:text-box>
        </draw:frame>
        <draw:frame draw:style-name="gr14" draw:text-style-name="P9" draw:layer="layout" svg:width="1.361cm" svg:height="1.263cm" svg:x="5.243cm" svg:y="6.14cm">
          <draw:text-box>
            <text:p text:style-name="P8"><text:span text:style-name="T1">in2</text:span></text:p>
          </draw:text-box>
        </draw:frame>
        <draw:frame draw:style-name="gr13" draw:text-style-name="P9" draw:layer="layout" svg:width="1.357cm" svg:height="1.263cm" svg:x="7.279cm" svg:y="6.14cm">
          <draw:text-box>
            <text:p text:style-name="P8"><text:span text:style-name="T1">in3</text:span></text:p>
          </draw:text-box>
        </draw:frame>
        <draw:frame draw:style-name="gr13" draw:text-style-name="P13" draw:layer="layout" svg:width="1.34cm" svg:height="1.263cm" svg:x="10.16cm" svg:y="2.032cm">
          <draw:text-box>
            <text:p text:style-name="P12"><text:span text:style-name="T3">out</text:span></text:p>
          </draw:text-box>
        </draw:frame>
        <draw:frame draw:style-name="gr13" draw:text-style-name="P13" draw:layer="layout" svg:width="1.34cm" svg:height="1.263cm" svg:x="10.16cm" svg:y="6.133cm">
          <draw:text-box>
            <text:p text:style-name="P12"><text:span text:style-name="T3">out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lam" svg:font-family="Kala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6T18:37:18.260839278</meta:creation-date>
    <dc:date>2018-03-26T19:10:51.915222029</dc:date>
    <meta:editing-duration>PT23M21S</meta:editing-duration>
    <meta:editing-cycles>5</meta:editing-cycles>
    <meta:generator>LibreOffice/6.0.2.1.0$Linux_X86_64 LibreOffice_project/00m0$Build-1</meta:generator>
    <meta:document-statistic meta:object-count="79"/>
  </office:meta>
</office:document-meta>
</file>